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10.5pt" style:font-size-asian="10.5pt" style:font-size-complex="10.5pt"/>
    </style:style>
    <style:style style:name="P2" style:family="paragraph" style:parent-style-name="Standard">
      <style:paragraph-properties fo:margin-top="0in" fo:margin-bottom="0in"/>
      <style:text-properties style:font-name="Georgia" fo:font-size="10.5pt" style:font-size-asian="10.5pt" style:font-size-complex="10.5pt"/>
    </style:style>
    <style:style style:name="P3" style:family="paragraph" style:parent-style-name="Standard">
      <style:paragraph-properties fo:margin-top="0in" fo:margin-bottom="0in" style:text-autospace="none"/>
      <style:text-properties style:font-name="Georgia" fo:font-size="10.5pt" style:font-size-asian="10.5pt" style:font-size-complex="10.5pt"/>
    </style:style>
    <style:style style:name="P4" style:family="paragraph" style:parent-style-name="Standard">
      <style:paragraph-properties fo:margin-top="0in" fo:margin-bottom="0in" style:text-autospace="none"/>
      <style:text-properties style:font-name="Georgia" fo:font-size="10.5pt" style:font-size-asian="10.5pt" style:font-size-complex="10.5pt"/>
    </style:style>
    <style:style style:name="P5"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uck Up!</text:p>
      <text:p text:style-name="P1"/>
      <text:p text:style-name="P2"><text:span text:style-name="T1">Read:</text:span> I Samuel 30:1-6</text:p>
      <text:p text:style-name="P2"><text:s/></text:p>
      <text:p text:style-name="P2"><text:span text:style-name="T1">Text:</text:span> I Samuel 30:6 "And David was greatly distressed; for the people spake of stoning him, because the soul of all the people was grieved, every man for his sons and for his daughters: but David encouraged himself in the LORD his God."</text:p>
      <text:p text:style-name="P2"/>
      <text:p text:style-name="P2"><text:span text:style-name="T1">Introduction:</text:span> The story that we just read had a bleak outlook for both David and his men. <text:s/>David lived in Ziklag (a Philistine city) and (for his own safety) pretended he was a friend of the Philistines. <text:s/>He would take his army and go to the outer edges of Philistine land and destroy a city. <text:s/>He would take everything of value and kill all the people down to the women and children so that none could tell the Philistine King who had destroyed his cities.</text:p>
      <text:p text:style-name="P3"><text:s text:c="2"/>Now Davids' city (Ziklag) is attacked, ransacked and all the women and children have been taken captive. <text:s/>He and his men know what can happen to captives for they are responsible for the death of many themselves. <text:s/>They are in mortal fear that they will never see their families alive again. <text:s text:c="3"/>David's men begin to blame him and David fears for his own life. <text:s/>What does David do? <text:s/>He encourages himself. <text:s/>Another definition for the word: “encouraged” is “strengthened.” <text:s/>I looked up the word: it means: “to fasten upon; to seize, be strong, courageous, to be of good courage, to encourage (self), be established, become mighty, prevail, to strengthen (self), to be stout, be stronger, be sure, take (hold), be urgent, behave self valiantly, withstand.” <text:s/>That’s why I titled this message: “Bucking Up.” Just exactly how does one encourage or strengthen one’s self? <text:s/>How do you “Buck Up?”</text:p>
      <text:p text:style-name="P3"/>
      <text:p text:style-name="P3"><text:span text:style-name="T1">I. To encourage yourself- Remember what God has done already. </text:span><text:s/>We serve a faithful God. <text:s/>Remembering what He has done in the past is a way to remind ourselves that He can be depended upon. <text:s/>Is there anybody here who can remember the joy of trusting Christ as your Savior? <text:s/>Is there anybody here who can remember a time when you asked God for healing and it came? <text:s/>Can you remember asking God for money <text:s/>and then seeing God provide at the very last minute? <text:s/>Can you recall a time that you needed to hear from God and the answer came just in time? <text:s/>Sometimes I look around and remember the shear poverty that I came from and I find myself breathing a word of thanks for all that God has done for me. <text:s/>I remember the feeling when the waters of salvation poured over my heart. <text:s/>I remember praying for our house to sell. <text:s/>In the final month that I could no longer make two house payments God sent a buyer and we closed just in time. <text:s/>I recall holding Anthony, in my arms, and praying for God to heal his broken collar bone and a minute later seeing his tears become laughter. <text:s/>I felt for that break for over five minutes. <text:s/>He was completely healed in an instant. <text:s/>So many times God has been right there and met a need that only He could meet; with perfect timing.</text:p>
      <text:p text:style-name="P3"/>
      <text:p text:style-name="P3"><text:span text:style-name="T1">II. To encourage yourself- remember what God has promised. </text:span>Joshua 1:9 says: "Have not I commanded thee? <text:s/>Be strong and of a good courage; be not afraid, neither be thou dismayed: for the LORD thy God is with thee whithersoever thou goest." <text:s/>God has promised that He will walk with us wherever we go. (Troy Beam- son Trevor “You don't know my dad”).</text:p>
      <text:p text:style-name="P3"><text:span text:style-name="T1"><text:s text:c="2"/>When you’re sick: <text:s/></text:span>He promises in Psalm 103:3 "Who forgiveth all thine iniquities; who healeth all thy diseases;" <text:s/>Is there an exception there? <text:s/>What disease, exactly, can He not heal?</text:p>
      <text:p text:style-name="P3"><text:span text:style-name="T1"><text:s text:c="2"/>When you need a friend:</text:span> <text:s/>He promises in Proverbs 18:24 "...there is a friend that sticketh closer than a brother."</text:p>
      <text:p text:style-name="P3"><text:span text:style-name="T1"><text:s text:c="2"/>When you need salvation:</text:span> <text:s/>He promises in II Peter 3:9 "The Lord is...not willing that any should perish, but that <text:span text:style-name="T2">all</text:span> should come to repentance." <text:s/>How does the doctrine of election fit in with that verse?</text:p>
      <text:p text:style-name="P3"><text:span text:style-name="T1"><text:s text:c="2"/>When you need finances:</text:span> <text:s/>He promises in Philippians 4:19 "But my God shall supply all your need according to his riches in glory by Christ Jesus." Does God lack any riches? <text:s/>What needs do you have that He can-not meet?</text:p>
      <text:p text:style-name="P3"><text:span text:style-name="T1"><text:s text:c="2"/>When you are in turmoil:</text:span> He promises in I Peter 5:7 "Casting all your care upon him; for he careth for you." You do not have a concern that is not His concern?</text:p>
      <text:p text:style-name="P3"><text:span text:style-name="T1"><text:s text:c="2"/>When you need a father: </text:span><text:s/>He promises to be "A father of the father-less..." (Psalm 68:5) <text:s/>He's a far better father than any of our fathers have been.</text:p>
      <text:p text:style-name="P3"/>
      <text:p text:style-name="P3"><text:span text:style-name="T1">Conclude:</text:span> There is not a need that you can have that God cannot meet. I can also say that there is not a need in the past that God has not met for you. </text:p>
      <text:p text:style-name="P3"><text:s text:c="2"/>How do we encourage or strengthen ourselves? Remember what God has done already and remember what God has promised to do. David and his men went on to find the enemy, defeat the enemy, and recover more than they had lost.</text:p>
      <text:p text:style-name="P3"><text:s text:c="2"/>Buck up! Remember what God has promised to do and remember what He has already done.</text:p>
      <text:p text:style-name="P3"/>
      <text:p text:style-name="P3"><text:s text:c="2"/>Testimony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lking to Yourself</dc:title>
    <meta:initial-creator>Joel Tice</meta:initial-creator>
    <meta:creation-date>2008-01-19T14:27:00</meta:creation-date>
    <dc:creator>j </dc:creator>
    <dc:date>2021-03-04T10:04:50.91</dc:date>
    <meta:editing-cycles>11</meta:editing-cycles>
    <meta:editing-duration>P1DT9H34M28S</meta:editing-duration>
    <meta:generator>OpenOffice/4.1.3$Win32 OpenOffice.org_project/413m1$Build-9783</meta:generator>
    <meta:document-statistic meta:table-count="0" meta:image-count="0" meta:object-count="0" meta:page-count="1" meta:paragraph-count="18" meta:word-count="865" meta:character-count="4734"/>
  </office:meta>
</office:document-meta>
</file>